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93cm" draw:marker-end-width="0.393cm" draw:fill="none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7.835cm" svg:y1="1.786cm" svg:x2="18.778cm" svg:y2="1.786cm">
          <text:p/>
        </draw:line>
        <draw:line draw:style-name="gr2" draw:text-style-name="P1" draw:layer="layout" svg:x1="8.89cm" svg:y1="1.789cm" svg:x2="11.21cm" svg:y2="1.789cm">
          <text:p/>
        </draw:line>
        <draw:line draw:style-name="gr2" draw:text-style-name="P1" draw:layer="layout" svg:x1="7.857cm" svg:y1="2.796cm" svg:x2="8.905cm" svg:y2="1.774cm">
          <text:p/>
        </draw:line>
        <draw:line draw:style-name="gr2" draw:text-style-name="P1" draw:layer="layout" svg:x1="11.225cm" svg:y1="1.789cm" svg:x2="12.195cm" svg:y2="0.784cm">
          <text:p/>
        </draw:line>
        <draw:line draw:style-name="gr2" draw:text-style-name="P1" draw:layer="layout" svg:x1="7.858cm" svg:y1="0.739cm" svg:x2="8.89cm" svg:y2="1.789cm">
          <text:p/>
        </draw:line>
        <draw:line draw:style-name="gr2" draw:text-style-name="P1" draw:layer="layout" svg:x1="11.196cm" svg:y1="1.789cm" svg:x2="12.195cm" svg:y2="2.783cm">
          <text:p/>
        </draw:line>
        <draw:path draw:style-name="gr3" draw:text-style-name="P2" draw:layer="layout" svg:width="0.655cm" svg:height="0.646cm" svg:x="8.041cm" svg:y="0.94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2" draw:layer="layout" svg:width="0.655cm" svg:height="0.646cm" svg:x="9.712cm" svg:y="1.462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2" draw:layer="layout" svg:width="0.655cm" svg:height="0.646cm" svg:x="8.04cm" svg:y="1.93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2" draw:layer="layout" svg:width="0.655cm" svg:height="0.646cm" svg:x="11.352cm" svg:y="0.94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2" draw:layer="layout" svg:width="0.655cm" svg:height="0.646cm" svg:x="11.337cm" svg:y="1.96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4" draw:text-style-name="P3" draw:layer="layout" svg:width="0.729cm" svg:height="0.529cm" svg:x="8.008cm" svg:y="2.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3" draw:layer="layout" svg:width="0.725cm" svg:height="0.528cm" svg:x="8.021cm" svg:y="1.00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3" draw:layer="layout" svg:width="0.534cm" svg:height="0.47cm" svg:x="9.784cm" svg:y="1.55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3" draw:layer="layout" svg:width="0.734cm" svg:height="0.529cm" svg:x="11.332cm" svg:y="1.00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3" draw:layer="layout" svg:width="0.746cm" svg:height="0.529cm" svg:x="11.289cm" svg:y="2.02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3" draw:layer="layout" svg:width="0.433cm" svg:height="0.47cm" svg:x="7.364cm" svg:y="0.67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3" draw:layer="layout" svg:width="0.327cm" svg:height="0.47cm" svg:x="7.438cm" svg:y="2.3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3" draw:layer="layout" svg:width="0.432cm" svg:height="0.47cm" svg:x="12.331cm" svg:y="0.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3" draw:layer="layout" svg:width="0.394cm" svg:height="0.47cm" svg:x="12.317cm" svg:y="2.35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" draw:text-style-name="P1" draw:layer="layout" svg:x1="16.685cm" svg:y1="1.789cm" svg:x2="17.872cm" svg:y2="1.789cm">
          <text:p/>
        </draw:line>
        <draw:line draw:style-name="gr2" draw:text-style-name="P1" draw:layer="layout" svg:x1="15.652cm" svg:y1="2.796cm" svg:x2="16.7cm" svg:y2="1.774cm">
          <text:p/>
        </draw:line>
        <draw:line draw:style-name="gr2" draw:text-style-name="P1" draw:layer="layout" svg:x1="15.653cm" svg:y1="0.739cm" svg:x2="16.685cm" svg:y2="1.789cm">
          <text:p/>
        </draw:line>
        <draw:path draw:style-name="gr3" draw:text-style-name="P2" draw:layer="layout" svg:width="0.655cm" svg:height="0.646cm" svg:x="15.836cm" svg:y="0.94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2" draw:layer="layout" svg:width="1.012cm" svg:height="0.998cm" svg:x="17.377cm" svg:y="1.296cm" svg:viewBox="0 0 1013 999" svg:d="M506 0c-94 0-172 22-253 66-80 47-139 104-185 183-46 80-68 159-68 250 0 94 22 171 68 251 46 78 105 136 185 181 81 46 159 68 253 68 95 0 172-22 254-68 80-45 139-103 185-181 46-80 68-157 68-251 0-91-22-170-68-250-46-79-105-136-185-183-82-44-159-66-254-66z">
          <text:p/>
        </draw:path>
        <draw:path draw:style-name="gr3" draw:text-style-name="P2" draw:layer="layout" svg:width="0.655cm" svg:height="0.646cm" svg:x="15.835cm" svg:y="1.93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4" draw:text-style-name="P3" draw:layer="layout" svg:width="0.729cm" svg:height="0.529cm" svg:x="15.803cm" svg:y="2.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0.725cm" svg:height="0.528cm" svg:x="15.816cm" svg:y="1.0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0.718cm" svg:height="0.53cm" svg:x="17.541cm" svg:y="1.54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3" draw:layer="layout" svg:width="0.433cm" svg:height="0.47cm" svg:x="15.159cm" svg:y="0.67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3" draw:layer="layout" svg:width="0.327cm" svg:height="0.47cm" svg:x="15.233cm" svg:y="2.37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3" draw:layer="layout" svg:width="0.544cm" svg:height="0.47cm" svg:x="18.927cm" svg:y="1.47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3" draw:layer="layout" svg:width="1.5cm" svg:height="1.26cm" svg:x="13.118cm" svg:y="1.13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2.293cm" svg:y1="1.775cm" svg:x2="1.35cm" svg:y2="1.775cm">
          <text:p/>
        </draw:line>
        <draw:line draw:style-name="gr2" draw:text-style-name="P1" draw:layer="layout" svg:x1="3.443cm" svg:y1="1.778cm" svg:x2="2.256cm" svg:y2="1.778cm">
          <text:p/>
        </draw:line>
        <draw:line draw:style-name="gr2" draw:text-style-name="P1" draw:layer="layout" svg:x1="4.476cm" svg:y1="2.785cm" svg:x2="3.428cm" svg:y2="1.763cm">
          <text:p/>
        </draw:line>
        <draw:line draw:style-name="gr2" draw:text-style-name="P1" draw:layer="layout" svg:x1="4.475cm" svg:y1="0.728cm" svg:x2="3.443cm" svg:y2="1.778cm">
          <text:p/>
        </draw:line>
        <draw:path draw:style-name="gr3" draw:text-style-name="P2" draw:layer="layout" svg:width="0.655cm" svg:height="0.646cm" svg:x="3.636cm" svg:y="0.933cm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3" draw:text-style-name="P2" draw:layer="layout" svg:width="1.012cm" svg:height="0.998cm" svg:x="1.738cm" svg:y="1.285cm" svg:viewBox="0 0 1013 999" svg:d="M506 0c95 0 173 22 254 66 80 47 139 104 185 183 46 80 68 159 68 250 0 94-22 171-68 251-46 78-105 136-185 181-81 46-159 68-254 68-94 0-171-22-253-68-80-45-139-103-185-181-46-80-68-157-68-251 0-91 22-170 68-250 46-79 105-136 185-183 82-44 159-66 253-66z">
          <text:p/>
        </draw:path>
        <draw:path draw:style-name="gr3" draw:text-style-name="P2" draw:layer="layout" svg:width="0.655cm" svg:height="0.646cm" svg:x="3.637cm" svg:y="1.924cm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4" draw:text-style-name="P3" draw:layer="layout" svg:width="0.746cm" svg:height="0.529cm" svg:x="3.596cm" svg:y="1.9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3" draw:layer="layout" svg:width="0.725cm" svg:height="0.528cm" svg:x="3.587cm" svg:y="0.99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3" draw:layer="layout" svg:width="0.696cm" svg:height="0.53cm" svg:x="1.869cm" svg:y="1.5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3" draw:layer="layout" svg:width="0.433cm" svg:height="0.47cm" svg:x="4.536cm" svg:y="0.6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3" draw:layer="layout" svg:width="0.399cm" svg:height="0.47cm" svg:x="4.568cm" svg:y="2.36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3" draw:layer="layout" svg:width="0.544cm" svg:height="0.47cm" svg:x="0.657cm" svg:y="1.46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3" draw:layer="layout" svg:width="1.5cm" svg:height="1.26cm" svg:x="5.421cm" svg:y="1.13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8T23:03:34.648701636</dc:date>
    <meta:editing-duration>PT1H39M26S</meta:editing-duration>
    <meta:editing-cycles>13</meta:editing-cycles>
    <meta:generator>LibreOffice/5.2.7.2$Linux_X86_64 LibreOffice_project/20m0$Build-2</meta:generator>
    <meta:document-statistic meta:object-count="47"/>
  </office:meta>
</office:document-meta>
</file>

<file path=Object 1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10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i>j</mi>
    <annotation encoding="StarMath 5.0">j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7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18/content.xml><?xml version="1.0" encoding="utf-8"?>
<math xmlns="http://www.w3.org/1998/Math/MathML" display="block">
  <semantics>
    <mi mathvariant="italic">bj</mi>
    <annotation encoding="StarMath 5.0">bj</annotation>
  </semantics>
</math>
</file>

<file path=Object 19/content.xml><?xml version="1.0" encoding="utf-8"?>
<math xmlns="http://www.w3.org/1998/Math/MathML" display="block">
  <semantics>
    <msub>
      <mi>Q</mi>
      <mi>L</mi>
    </msub>
    <annotation encoding="StarMath 5.0">Q_{ L }</annotation>
  </semantics>
</math>
</file>

<file path=Object 2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math xmlns="http://www.w3.org/1998/Math/MathML" display="block">
  <semantics>
    <mi>j</mi>
    <annotation encoding="StarMath 5.0">j</annotation>
  </semantics>
</math>
</file>

<file path=Object 22/content.xml><?xml version="1.0" encoding="utf-8"?>
<math xmlns="http://www.w3.org/1998/Math/MathML" display="block">
  <semantics>
    <mi mathvariant="italic">ai</mi>
    <annotation encoding="StarMath 5.0">ai</annotation>
  </semantics>
</math>
</file>

<file path=Object 23/content.xml><?xml version="1.0" encoding="utf-8"?>
<math xmlns="http://www.w3.org/1998/Math/MathML" display="block">
  <semantics>
    <mrow>
      <mrow/>
      <mo stretchy="false">=</mo>
      <mrow/>
    </mrow>
    <annotation encoding="StarMath 5.0">{} = {  }</annotation>
  </semantics>
</math>
</file>

<file path=Object 3/content.xml><?xml version="1.0" encoding="utf-8"?>
<math xmlns="http://www.w3.org/1998/Math/MathML" display="block">
  <semantics>
    <msub>
      <mi>Q</mi>
      <mi>R</mi>
    </msub>
    <annotation encoding="StarMath 5.0">Q_{ R }</annotation>
  </semantics>
</math>
</file>

<file path=Object 4/content.xml><?xml version="1.0" encoding="utf-8"?>
<math xmlns="http://www.w3.org/1998/Math/MathML" display="block">
  <semantics>
    <mrow>
      <mrow/>
      <mo stretchy="false">=</mo>
      <mrow/>
    </mrow>
    <annotation encoding="StarMath 5.0">{} = {  }</annotation>
  </semantics>
</math>
</file>

<file path=Object 5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